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2in" fo:margin-left="0in" fo:margin-top="0in" fo:margin-bottom="0in" table:align="left" style:writing-mode="lr-tb"/>
    </style:style>
    <style:style style:name="Table1.A" style:family="table-column">
      <style:table-column-properties style:column-width="2.3993in"/>
    </style:style>
    <style:style style:name="Table1.C" style:family="table-column">
      <style:table-column-properties style:column-width="2.40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Table2" style:family="table">
      <style:table-properties style:width="7.1979in" fo:margin-left="0in" fo:margin-top="0in" fo:margin-bottom="0in" table:align="left" style:writing-mode="lr-tb"/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2.3125in"/>
    </style:style>
    <style:style style:name="Table2.C" style:family="table-column">
      <style:table-column-properties style:column-width="2.197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in" fo:border="none">
        <style:background-image/>
      </style:table-cell-properties>
    </style:style>
    <style:style style:name="Table3" style:family="table">
      <style:table-properties style:width="7.1979in" fo:margin-left="0in" fo:margin-top="0in" fo:margin-bottom="0in" table:align="left" style:writing-mode="lr-tb"/>
    </style:style>
    <style:style style:name="Table3.A" style:family="table-column">
      <style:table-column-properties style:column-width="2.6875in"/>
    </style:style>
    <style:style style:name="Table3.B" style:family="table-column">
      <style:table-column-properties style:column-width="2.3125in"/>
    </style:style>
    <style:style style:name="Table3.C" style:family="table-column">
      <style:table-column-properties style:column-width="2.197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in" fo:border="none">
        <style:background-image/>
      </style:table-cell-properties>
    </style:style>
    <style:style style:name="Table4" style:family="table">
      <style:table-properties style:width="7.1979in" fo:margin-left="0in" fo:margin-top="0in" fo:margin-bottom="0in" table:align="left" style:writing-mode="lr-tb"/>
    </style:style>
    <style:style style:name="Table4.A" style:family="table-column">
      <style:table-column-properties style:column-width="2.6875in"/>
    </style:style>
    <style:style style:name="Table4.B" style:family="table-column">
      <style:table-column-properties style:column-width="2.3125in"/>
    </style:style>
    <style:style style:name="Table4.C" style:family="table-column">
      <style:table-column-properties style:column-width="2.1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in" fo:border="none">
        <style:background-image/>
      </style:table-cell-properties>
    </style:style>
    <style:style style:name="Table5" style:family="table">
      <style:table-properties style:width="7.1979in" fo:margin-left="0in" fo:margin-top="0in" fo:margin-bottom="0in" table:align="left" style:writing-mode="lr-tb"/>
    </style:style>
    <style:style style:name="Table5.A" style:family="table-column">
      <style:table-column-properties style:column-width="2.68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197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officeooo:rsid="0016dff3" officeooo:paragraph-rsid="0016dff3"/>
    </style:style>
    <style:style style:name="P7" style:family="paragraph" style:parent-style-name="Standard">
      <style:paragraph-properties fo:line-height="100%"/>
      <style:text-properties officeooo:rsid="0016dff3" officeooo:paragraph-rsid="0016dff3"/>
    </style:style>
    <style:style style:name="P8" style:family="paragraph" style:parent-style-name="Standard">
      <style:text-properties officeooo:paragraph-rsid="0016dff3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6dff3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6dff3" officeooo:paragraph-rsid="0016dff3"/>
    </style:style>
    <style:style style:name="P13" style:family="paragraph" style:parent-style-name="Heading">
      <style:text-properties officeooo:paragraph-rsid="0016dff3"/>
    </style:style>
    <style:style style:name="P14" style:family="paragraph" style:parent-style-name="Heading" style:master-page-name="Standard">
      <style:paragraph-properties fo:margin-top="0.1665in" fo:margin-bottom="0.0835in" loext:contextual-spacing="false" fo:text-align="center" style:justify-single-word="false" style:page-number="auto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6dff3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chael R. Dempsey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1"><text:a xlink:type="simple" xlink:href="mailto:bluestealth@bluestealth.pw" text:style-name="Internet_20_link" text:visited-style-name="Visited_20_Internet_20_Link"><text:span text:style-name="Internet_20_link">bluestealth@bluestealth.pw</text:span></text:a></text:p>
          </table:table-cell>
          <table:table-cell table:style-name="Table1.A1" office:value-type="string">
            <text:p text:style-name="P12">Seattle, WA</text:p>
          </table:table-cell>
          <table:table-cell table:style-name="Table1.A1" office:value-type="string">
            <text:p text:style-name="P9">(571) 308-9167</text:p>
          </table:table-cell>
        </table:table-row>
      </table:table>
      <text:p text:style-name="Heading">Work Experienc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Full Stack Developer</text:p>
          </table:table-cell>
          <table:table-cell table:style-name="Table2.A1" office:value-type="string">
            <text:p text:style-name="Standard">Operation Brush, NPO. </text:p>
          </table:table-cell>
          <table:table-cell table:style-name="Table2.A1" office:value-type="string">
            <text:p text:style-name="P2">February 2015 - June 2015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Las Vegas, NV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P7"><text:span text:style-name="T1">− Created a mobile friendly responsive website using Bootstrap and jQuery.</text:span></text:p>
      <text:p text:style-name="P7"><text:span text:style-name="T1">− Used an Arch Linux Docker Container to host the Node.js backend application that handled payment processing and web serving.</text:span></text:p>
      <text:p text:style-name="P7"><text:span text:style-name="T1">− Used Nginx as a reverse proxy to terminate https sessions and load balance between docker containers as well as cache static content.</text:span></text:p>
      <text:p text:style-name="P7"><text:span text:style-name="T1">− Used https and browser security policy configuration to protect donor’s information in transit.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Software Engineer</text:p>
          </table:table-cell>
          <table:table-cell table:style-name="Table3.A1" office:value-type="string">
            <text:p text:style-name="Standard">Northrop Grumman Corp </text:p>
          </table:table-cell>
          <table:table-cell table:style-name="Table3.A1" office:value-type="string">
            <text:p text:style-name="P2">November 2012 - August 2013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McClellan, CA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Standard"><text:span text:style-name="T5">Airborne Hardware</text:span></text:p>
      <text:p text:style-name="P6"><text:span text:style-name="T2">− Tracked down and fixed a bug originating in the embedded C/C++ networking code from a user bug report of an</text:span></text:p>
      <text:p text:style-name="P6"><text:span text:style-name="T2">issue with our desktop java client.</text:span></text:p>
      <text:p text:style-name="Standard"><text:span text:style-name="T4">Network Tools</text:span></text:p>
      <text:p text:style-name="P6"><text:span text:style-name="T2">− Worked on a project utilizing Java, Python, Jython, and Ptolemy to produce information about nodes in a</text:span></text:p>
      <text:p text:style-name="P6"><text:span text:style-name="T2">computer network by simulating l2/l3 behavior on generic hardware from captured configurations.</text:span></text:p>
      <text:p text:style-name="Standard"><text:span text:style-name="T4">Hardware Simulation</text:span></text:p>
      <text:p text:style-name="P8"><text:span text:style-name="T2">− Worked on a project utilizing Java, Python, and C to simulate a an airborne sensor. Worked on improving build scripts and integrating code for a release.</text:span></text:p>
      <text:p text:style-name="Standard"><text:span text:style-name="T4">Healthcare Website</text:span></text:p>
      <text:p text:style-name="P6"><text:span text:style-name="T2">− Worked on a project utilizing Java and Struts framework to provide a healthcare website and user management interface. Worked on code that would interface with third party companies and government agencies while protecting</text:span></text:p>
      <text:p text:style-name="P6"><text:span text:style-name="T2">personally identifying information from exposure.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Network Technologist </text:p>
          </table:table-cell>
          <table:table-cell table:style-name="Table4.A1" office:value-type="string">
            <text:p text:style-name="Standard">Raytheon Corporation</text:p>
          </table:table-cell>
          <table:table-cell table:style-name="Table4.A1" office:value-type="string">
            <text:p text:style-name="P2">August 2011 - September 2012</text:p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1">Research Triangle Park, NC</text:p>
          </table:table-cell>
          <table:table-cell table:style-name="Table4.A1" office:value-type="string">
            <text:p text:style-name="Standard"/>
          </table:table-cell>
        </table:table-row>
      </table:table>
      <text:p text:style-name="Standard"><text:span text:style-name="T3">− Monitored the Environmental Protection Agency’s national network and various datacenters which serves about 15,000 users.</text:span></text:p>
      <text:p text:style-name="P6"><text:span text:style-name="T2">− Worked with server administrators and customers to isolate and fix issues in the network.</text:span></text:p>
      <text:p text:style-name="P6"><text:span text:style-name="T2">− Worked with network security team to track down and eliminate network threats.</text:span></text:p>
      <text:p text:style-name="P6"><text:span text:style-name="T2">− Designed and implemented changes across the EPA’s network.</text:span></text:p>
      <text:p text:style-name="P6"><text:span text:style-name="T2">− Created and debugged shell scripts to automate deployment of configurations to Cisco Routers and Switches and gather network statistics.</text:span></text:p>
      <text:p text:style-name="P6"><text:span text:style-name="T2">− Maintained a lab environment to test network and server configurations.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Network Administrator</text:p>
          </table:table-cell>
          <table:table-cell table:style-name="Table5.A1" office:value-type="string">
            <text:p text:style-name="Standard">Swisscom Hospitality Services</text:p>
          </table:table-cell>
          <table:table-cell table:style-name="Table5.A1" office:value-type="string">
            <text:p text:style-name="P2">October 2005 - May 2007</text:p>
          </table:table-cell>
        </table:table-row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1">Dulles, VA</text:p>
          </table:table-cell>
          <table:table-cell table:style-name="Table5.A1" office:value-type="string">
            <text:p text:style-name="Standard"/>
          </table:table-cell>
        </table:table-row>
      </table:table>
      <text:p text:style-name="P6"><text:span text:style-name="T2">− Managed Swisscom North America’s Windows Domain.</text:span></text:p>
      <text:p text:style-name="P6"><text:span text:style-name="T2">− Deployed and maintained applications on Windows and Linux.</text:span></text:p>
      <text:p text:style-name="P6"><text:span text:style-name="T2">− Assisted users both on-site and off-site users with various technical issues.</text:span></text:p>
      <text:p text:style-name="P13">Education</text:p>
      <text:p text:style-name="P8">George Mason University, Volgenau School of Engineering<text:tab/><text:tab/>May 2011</text:p>
      <text:p text:style-name="P8"><text:tab/>Bachelor of Science, Computer Science</text:p>
      <text:p text:style-name="P8">George Mason University, College of Science<text:tab/><text:tab/><text:tab/><text:tab/>May 2011</text:p>
      <text:p text:style-name="P6"><text:span text:style-name="T2"><text:tab/>Bachelor of Science, Applied Mathematics and Physics</text:span></text:p>
      <text:p text:style-name="Heading"><text:soft-page-break/></text:p>
      <text:p text:style-name="Heading">Computing Skills</text:p>
      <text:p text:style-name="Standard"><text:span text:style-name="T2">Operating Systems:<text:tab/></text:span><text:span text:style-name="T6">Extensive experience on Arch, RHEL, and Debian Linux</text:span></text:p>
      <text:p text:style-name="Standard"><text:span text:style-name="T6"><text:tab/><text:tab/><text:tab/>Experience on Solaris and other Unixes</text:span></text:p>
      <text:p text:style-name="Standard"><text:span text:style-name="T6">Computer Languages:<text:tab/>Extensive experience with C, Java, Matlab/Octave</text:span></text:p>
      <text:p text:style-name="Standard"><text:span text:style-name="T6"><text:tab/><text:tab/><text:tab/>Experience with Python, Ruby, C++, TCL/Expect, JavaScript, HTML, CSS</text:span></text:p>
      <text:p text:style-name="Standard"><text:span text:style-name="T6">Databases:<text:tab/><text:tab/>SQLite, mongoDB, PostgreSQL</text:span></text:p>
      <text:p text:style-name="Standard"><text:span text:style-name="T6">Frameworks:<text:tab/><text:tab/>Bootstrap, Node, Rails</text:span></text:p>
      <text:p text:style-name="Standard"><text:span text:style-name="T6">Tools:<text:tab/><text:tab/><text:tab/>Docker, Git, Qemu, Ant, VM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Tahoma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Tahoma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Tahoma" style:font-family-asian="Tahoma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5in" fo:margin-right="0.65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20:16:28</meta:creation-date>
    <meta:initial-creator>Michael Dempsey</meta:initial-creator>
    <dc:language>en-US</dc:language>
    <dc:date>2016-09-13T14:11:00.714370244</dc:date>
    <meta:editing-cycles>9</meta:editing-cycles>
    <meta:editing-duration>PT39M45S</meta:editing-duration>
    <meta:generator>LibreOffice/5.2.1.2$Linux_X86_64 LibreOffice_project/20$Build-2</meta:generator>
    <meta:document-statistic meta:table-count="5" meta:image-count="0" meta:object-count="0" meta:page-count="2" meta:paragraph-count="58" meta:word-count="451" meta:character-count="3046" meta:non-whitespace-character-count="2634"/>
  </office:meta>
</office:document-meta>
</file>